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2.084cm" svg:height="6.797cm" svg:x="20.376cm" svg:y="0.379cm">
            <draw:object draw:notify-on-update-of-ranges="Hoja1.A2:Hoja1.A10 Hoja1.B1:Hoja1.B1 Hoja1.B2:Hoja1.B10 Hoja1.A2:Hoja1.A10 Hoja1.C1:Hoja1.C1 Hoja1.C2:Hoja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285cm" svg:height="6.91cm" svg:x="4.489cm" svg:y="5.454cm">
            <draw:object draw:notify-on-update-of-ranges="Hoja1.E2:Hoja1.E10 Hoja1.F1:Hoja1.F1 Hoja1.F2:Hoja1.F10 Hoja1.E2:Hoja1.E10 Hoja1.G1:Hoja1.G1 Hoja1.G2:Hoja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_basico</text:p>
          </table:table-cell>
          <table:table-cell table:style-name="ce1" office:value-type="string" calcext:value-type="string">
            <text:p>T_teorico_basico</text:p>
          </table:table-cell>
          <table:table-cell table:style-name="ce1" office:value-type="string" calcext:value-type="string">
            <text:p>K_basic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_DyV</text:p>
          </table:table-cell>
          <table:table-cell table:style-name="ce1" office:value-type="string" calcext:value-type="string">
            <text:p>T_teoricoDYV</text:p>
          </table:table-cell>
          <table:table-cell table:style-name="ce1" office:value-type="string" calcext:value-type="string">
            <text:p>K_DyV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16" calcext:value-type="float">
            <text:p>2316</text:p>
          </table:table-cell>
          <table:table-cell table:formula="of:=[.D$10]*([.A2]*[.A2])" office:value-type="float" office:value="7927.58038480783" calcext:value-type="float">
            <text:p>7927,58038480783</text:p>
          </table:table-cell>
          <table:table-cell table:formula="of:=[.B2]/([.A2]*[.A2])" office:value-type="float" office:value="0.285925925925926" calcext:value-type="float">
            <text:p>0,285925925925926</text:p>
          </table:table-cell>
          <table:table-cell office:value-type="float" office:value="90" calcext:value-type="float">
            <text:p>90</text:p>
          </table:table-cell>
          <table:table-cell office:value-type="float" office:value="427360" calcext:value-type="float">
            <text:p>427360</text:p>
          </table:table-cell>
          <table:table-cell table:formula="of:=[.H$10]*([.A2]*[.A2])" office:value-type="float" office:value="3010585.93413515" calcext:value-type="float">
            <text:p>3010585,93413515</text:p>
          </table:table-cell>
          <table:table-cell table:formula="of:=[.F2]/([.A2]*[.A2])" office:value-type="float" office:value="52.7604938271605" calcext:value-type="float">
            <text:p>52,76049382716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01" calcext:value-type="float">
            <text:p>7401</text:p>
          </table:table-cell>
          <table:table-cell table:formula="of:=[.D$10]*([.A3]*[.A3])" office:value-type="float" office:value="8832.89049048033" calcext:value-type="float">
            <text:p>8832,89049048033</text:p>
          </table:table-cell>
          <table:table-cell table:formula="of:=[.B3]/([.A3]*[.A3])" office:value-type="float" office:value="0.82005540166205" calcext:value-type="float">
            <text:p>0,82005540166205</text:p>
          </table:table-cell>
          <table:table-cell office:value-type="float" office:value="95" calcext:value-type="float">
            <text:p>95</text:p>
          </table:table-cell>
          <table:table-cell office:value-type="float" office:value="662981" calcext:value-type="float">
            <text:p>662981</text:p>
          </table:table-cell>
          <table:table-cell table:formula="of:=[.H$10]*([.A3]*[.A3])" office:value-type="float" office:value="3354387.41426786" calcext:value-type="float">
            <text:p>3354387,41426786</text:p>
          </table:table-cell>
          <table:table-cell table:formula="of:=[.F3]/([.A3]*[.A3])" office:value-type="float" office:value="73.4604986149585" calcext:value-type="float">
            <text:p>73,4604986149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51" calcext:value-type="float">
            <text:p>8451</text:p>
          </table:table-cell>
          <table:table-cell table:formula="of:=[.D$10]*([.A4]*[.A4])" office:value-type="float" office:value="9787.13627754053" calcext:value-type="float">
            <text:p>9787,13627754053</text:p>
          </table:table-cell>
          <table:table-cell table:formula="of:=[.B4]/([.A4]*[.A4])" office:value-type="float" office:value="0.8451" calcext:value-type="float">
            <text:p>0,8451</text:p>
          </table:table-cell>
          <table:table-cell office:value-type="float" office:value="100" calcext:value-type="float">
            <text:p>100</text:p>
          </table:table-cell>
          <table:table-cell office:value-type="float" office:value="915997" calcext:value-type="float">
            <text:p>915997</text:p>
          </table:table-cell>
          <table:table-cell table:formula="of:=[.H$10]*([.A4]*[.A4])" office:value-type="float" office:value="3716772.75819154" calcext:value-type="float">
            <text:p>3716772,75819154</text:p>
          </table:table-cell>
          <table:table-cell table:formula="of:=[.F4]/([.A4]*[.A4])" office:value-type="float" office:value="91.5997" calcext:value-type="float">
            <text:p>91,59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121" calcext:value-type="float">
            <text:p>19121</text:p>
          </table:table-cell>
          <table:table-cell table:formula="of:=[.D$10]*([.A5]*[.A5])" office:value-type="float" office:value="22021.0566244662" calcext:value-type="float">
            <text:p>22021,0566244662</text:p>
          </table:table-cell>
          <table:table-cell table:formula="of:=[.B5]/([.A5]*[.A5])" office:value-type="float" office:value="0.849822222222222" calcext:value-type="float">
            <text:p>0,849822222222222</text:p>
          </table:table-cell>
          <table:table-cell office:value-type="float" office:value="150" calcext:value-type="float">
            <text:p>150</text:p>
          </table:table-cell>
          <table:table-cell office:value-type="float" office:value="3778290" calcext:value-type="float">
            <text:p>3778290</text:p>
          </table:table-cell>
          <table:table-cell table:formula="of:=[.H$10]*([.A5]*[.A5])" office:value-type="float" office:value="8362738.70593096" calcext:value-type="float">
            <text:p>8362738,70593096</text:p>
          </table:table-cell>
          <table:table-cell table:formula="of:=[.F5]/([.A5]*[.A5])" office:value-type="float" office:value="167.924" calcext:value-type="float">
            <text:p>167,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427" calcext:value-type="float">
            <text:p>37427</text:p>
          </table:table-cell>
          <table:table-cell table:formula="of:=[.D$10]*([.A6]*[.A6])" office:value-type="float" office:value="39148.5451101621" calcext:value-type="float">
            <text:p>39148,5451101621</text:p>
          </table:table-cell>
          <table:table-cell table:formula="of:=[.B6]/([.A6]*[.A6])" office:value-type="float" office:value="0.935675" calcext:value-type="float">
            <text:p>0,935675</text:p>
          </table:table-cell>
          <table:table-cell office:value-type="float" office:value="200" calcext:value-type="float">
            <text:p>200</text:p>
          </table:table-cell>
          <table:table-cell office:value-type="float" office:value="13557861" calcext:value-type="float">
            <text:p>13557861</text:p>
          </table:table-cell>
          <table:table-cell table:formula="of:=[.H$10]*([.A6]*[.A6])" office:value-type="float" office:value="14867091.0327662" calcext:value-type="float">
            <text:p>14867091,0327662</text:p>
          </table:table-cell>
          <table:table-cell table:formula="of:=[.F6]/([.A6]*[.A6])" office:value-type="float" office:value="338.946525" calcext:value-type="float">
            <text:p>338,9465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172" calcext:value-type="float">
            <text:p>68172</text:p>
          </table:table-cell>
          <table:table-cell table:formula="of:=[.D$10]*([.A7]*[.A7])" office:value-type="float" office:value="61169.6017346283" calcext:value-type="float">
            <text:p>61169,6017346283</text:p>
          </table:table-cell>
          <table:table-cell table:formula="of:=[.B7]/([.A7]*[.A7])" office:value-type="float" office:value="1.090752" calcext:value-type="float">
            <text:p>1,090752</text:p>
          </table:table-cell>
          <table:table-cell office:value-type="float" office:value="250" calcext:value-type="float">
            <text:p>250</text:p>
          </table:table-cell>
          <table:table-cell office:value-type="float" office:value="34668683" calcext:value-type="float">
            <text:p>34668683</text:p>
          </table:table-cell>
          <table:table-cell table:formula="of:=[.H$10]*([.A7]*[.A7])" office:value-type="float" office:value="23229829.7386971" calcext:value-type="float">
            <text:p>23229829,7386971</text:p>
          </table:table-cell>
          <table:table-cell table:formula="of:=[.F7]/([.A7]*[.A7])" office:value-type="float" office:value="554.698928" calcext:value-type="float">
            <text:p>554,6989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3177" calcext:value-type="float">
            <text:p>113177</text:p>
          </table:table-cell>
          <table:table-cell table:formula="of:=[.D$10]*([.A8]*[.A8])" office:value-type="float" office:value="88084.2264978648" calcext:value-type="float">
            <text:p>88084,2264978648</text:p>
          </table:table-cell>
          <table:table-cell table:formula="of:=[.B8]/([.A8]*[.A8])" office:value-type="float" office:value="1.25752222222222" calcext:value-type="float">
            <text:p>1,25752222222222</text:p>
          </table:table-cell>
          <table:table-cell office:value-type="float" office:value="300" calcext:value-type="float">
            <text:p>300</text:p>
          </table:table-cell>
          <table:table-cell office:value-type="float" office:value="55912888" calcext:value-type="float">
            <text:p>55912888</text:p>
          </table:table-cell>
          <table:table-cell table:formula="of:=[.H$10]*([.A8]*[.A8])" office:value-type="float" office:value="33450954.8237238" calcext:value-type="float">
            <text:p>33450954,8237238</text:p>
          </table:table-cell>
          <table:table-cell table:formula="of:=[.F8]/([.A8]*[.A8])" office:value-type="float" office:value="621.254311111111" calcext:value-type="float">
            <text:p>621,2543111111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9177" calcext:value-type="float">
            <text:p>279177</text:p>
          </table:table-cell>
          <table:table-cell table:formula="of:=[.D$10]*([.A9]*[.A9])" office:value-type="float" office:value="156594.180440648" calcext:value-type="float">
            <text:p>156594,180440648</text:p>
          </table:table-cell>
          <table:table-cell table:formula="of:=[.B9]/([.A9]*[.A9])" office:value-type="float" office:value="1.74485625" calcext:value-type="float">
            <text:p>1,74485625</text:p>
          </table:table-cell>
          <table:table-cell office:value-type="float" office:value="400" calcext:value-type="float">
            <text:p>400</text:p>
          </table:table-cell>
          <table:table-cell office:value-type="float" office:value="171643800" calcext:value-type="float">
            <text:p>171643800</text:p>
          </table:table-cell>
          <table:table-cell table:formula="of:=[.H$10]*([.A9]*[.A9])" office:value-type="float" office:value="59468364.1310646" calcext:value-type="float">
            <text:p>59468364,1310646</text:p>
          </table:table-cell>
          <table:table-cell table:formula="of:=[.F9]/([.A9]*[.A9])" office:value-type="float" office:value="1072.77375" calcext:value-type="float">
            <text:p>1072,773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K_media_basico</text:p>
          </table:table-cell>
          <table:table-cell table:style-name="ce1" table:formula="of:=AVERAGE([.D2:.D9])" office:value-type="float" office:value="0.978713627754053" calcext:value-type="float">
            <text:p>0,978713627754053</text:p>
          </table:table-cell>
          <table:table-cell table:number-columns-repeated="2"/>
          <table:table-cell table:style-name="ce1" office:value-type="string" calcext:value-type="string">
            <text:p>K_mediaDyV</text:p>
          </table:table-cell>
          <table:table-cell table:formula="of:=AVERAGE([.H2:.H9])" office:value-type="float" office:value="371.677275819154" calcext:value-type="float">
            <text:p>371,677275819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09:19:36.509824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23:22:51.115327953</meta:creation-date>
    <dc:date>2023-04-16T09:24:29.311557106</dc:date>
    <meta:editing-duration>PT9M2S</meta:editing-duration>
    <meta:editing-cycles>2</meta:editing-cycles>
    <meta:generator>LibreOffice/6.4.7.2$Linux_X86_64 LibreOffice_project/40$Build-2</meta:generator>
    <meta:document-statistic meta:table-count="1" meta:cell-count="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86cm" svg:height="6.911cm" xlink:href=".." xlink:type="simple" chart:class="chart:scatter" chart:style-name="ch1">
        <chart:legend chart:legend-position="end" svg:x="8.741cm" svg:y="2.901cm" style:legend-expansion="high" chart:style-name="ch2"/>
        <chart:plot-area chart:style-name="ch3" table:cell-range-address="Hoja1.E2:Hoja1.G10 Hoja1.F1:Hoja1.G1" chart:data-source-has-labels="row" svg:x="0.245cm" svg:y="0.138cm" svg:width="8.251cm" svg:height="6.635cm">
          <chartooo:coordinate-region svg:x="2.02cm" svg:y="0.34cm" svg:width="5.997cm" svg:height="5.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10" chart:label-cell-address="Hoja1.F1:Hoja1.F1" chart:class="chart:scatter">
            <chart:domain table:cell-range-address="Hoja1.E2:Hoja1.E10"/>
            <chart:data-point chart:repeated="9"/>
          </chart:series>
          <chart:series chart:style-name="ch7" chart:values-cell-range-address="Hoja1.G2:Hoja1.G10" chart:label-cell-address="Hoja1.G1:Hoja1.G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(n)_DyV</text:p>
                <draw:g>
                  <svg:desc>Hoja1.F1:Hoja1.F1</svg:desc>
                </draw:g>
              </table:table-cell>
              <table:table-cell office:value-type="string">
                <text:p>T_teoricoDYV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Hoja1.E2:Hoja1.E10</svg:desc>
                </draw:g>
              </table:table-cell>
              <table:table-cell office:value-type="float" office:value="427360">
                <text:p>427360</text:p>
                <draw:g>
                  <svg:desc>Hoja1.F2:Hoja1.F10</svg:desc>
                </draw:g>
              </table:table-cell>
              <table:table-cell office:value-type="float" office:value="3010585.93413515">
                <text:p>3010585.93413515</text:p>
                <draw:g>
                  <svg:desc>Hoja1.G2:Hoja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662981">
                <text:p>662981</text:p>
              </table:table-cell>
              <table:table-cell office:value-type="float" office:value="3354387.41426786">
                <text:p>3354387.41426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15997">
                <text:p>915997</text:p>
              </table:table-cell>
              <table:table-cell office:value-type="float" office:value="3716772.75819154">
                <text:p>3716772.75819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778290">
                <text:p>3778290</text:p>
              </table:table-cell>
              <table:table-cell office:value-type="float" office:value="8362738.70593096">
                <text:p>8362738.70593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557861">
                <text:p>13557861</text:p>
              </table:table-cell>
              <table:table-cell office:value-type="float" office:value="14867091.0327662">
                <text:p>14867091.0327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4668683">
                <text:p>34668683</text:p>
              </table:table-cell>
              <table:table-cell office:value-type="float" office:value="23229829.7386971">
                <text:p>23229829.7386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5912888">
                <text:p>55912888</text:p>
              </table:table-cell>
              <table:table-cell office:value-type="float" office:value="33450954.8237238">
                <text:p>33450954.8237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71643800">
                <text:p>171643800</text:p>
              </table:table-cell>
              <table:table-cell office:value-type="float" office:value="59468364.1310646">
                <text:p>59468364.1310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85cm" svg:height="6.798cm" xlink:href=".." xlink:type="simple" chart:class="chart:scatter" chart:style-name="ch1">
        <chart:legend chart:legend-position="end" svg:x="8.032cm" svg:y="2.845cm" style:legend-expansion="high" chart:style-name="ch2"/>
        <chart:plot-area chart:style-name="ch3" table:cell-range-address="Hoja1.A2:Hoja1.C10 Hoja1.B1:Hoja1.C1" chart:data-source-has-labels="row" svg:x="0.241cm" svg:y="0.135cm" svg:width="7.55cm" svg:height="6.528cm">
          <chartooo:coordinate-region svg:x="1.635cm" svg:y="0.338cm" svg:width="5.868cm" svg:height="5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0" chart:label-cell-address="Hoja1.B1:Hoja1.B1" chart:class="chart:scatter">
            <chart:domain table:cell-range-address="Hoja1.A2:Hoja1.A10"/>
            <chart:data-point chart:repeated="9"/>
          </chart:series>
          <chart:series chart:style-name="ch7" chart:values-cell-range-address="Hoja1.C2:Hoja1.C10" chart:label-cell-address="Hoja1.C1:Hoja1.C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(n)_basico</text:p>
                <draw:g>
                  <svg:desc>Hoja1.B1:Hoja1.B1</svg:desc>
                </draw:g>
              </table:table-cell>
              <table:table-cell office:value-type="string">
                <text:p>T_teorico_basic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Hoja1.A2:Hoja1.A10</svg:desc>
                </draw:g>
              </table:table-cell>
              <table:table-cell office:value-type="float" office:value="2316">
                <text:p>2316</text:p>
                <draw:g>
                  <svg:desc>Hoja1.B2:Hoja1.B10</svg:desc>
                </draw:g>
              </table:table-cell>
              <table:table-cell office:value-type="float" office:value="7927.58038480783">
                <text:p>7927.58038480783</text:p>
                <draw:g>
                  <svg:desc>Hoja1.C2:Hoja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7401">
                <text:p>7401</text:p>
              </table:table-cell>
              <table:table-cell office:value-type="float" office:value="8832.89049048033">
                <text:p>8832.8904904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451">
                <text:p>8451</text:p>
              </table:table-cell>
              <table:table-cell office:value-type="float" office:value="9787.13627754053">
                <text:p>9787.1362775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9121">
                <text:p>19121</text:p>
              </table:table-cell>
              <table:table-cell office:value-type="float" office:value="22021.0566244662">
                <text:p>22021.0566244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7427">
                <text:p>37427</text:p>
              </table:table-cell>
              <table:table-cell office:value-type="float" office:value="39148.5451101621">
                <text:p>39148.5451101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8172">
                <text:p>68172</text:p>
              </table:table-cell>
              <table:table-cell office:value-type="float" office:value="61169.6017346283">
                <text:p>61169.6017346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13177">
                <text:p>113177</text:p>
              </table:table-cell>
              <table:table-cell office:value-type="float" office:value="88084.2264978648">
                <text:p>88084.2264978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79177">
                <text:p>279177</text:p>
              </table:table-cell>
              <table:table-cell office:value-type="float" office:value="156594.180440648">
                <text:p>156594.180440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